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78b2" officeooo:paragraph-rsid="001578b2"/>
    </style:style>
    <style:style style:name="P2" style:family="paragraph" style:parent-style-name="Text_20_body">
      <style:text-properties officeooo:rsid="00167302" officeooo:paragraph-rsid="00167302"/>
    </style:style>
    <style:style style:name="P3" style:family="paragraph" style:parent-style-name="Text_20_body">
      <style:text-properties officeooo:rsid="0016fdee" officeooo:paragraph-rsid="0016fdee"/>
    </style:style>
    <style:style style:name="P4" style:family="paragraph" style:parent-style-name="Text_20_body">
      <style:text-properties officeooo:rsid="001b0d8b" officeooo:paragraph-rsid="001b0d8b"/>
    </style:style>
    <style:style style:name="P5" style:family="paragraph" style:parent-style-name="Heading_20_1">
      <style:paragraph-properties fo:break-before="page"/>
      <style:text-properties officeooo:rsid="001578b2" officeooo:paragraph-rsid="001578b2"/>
    </style:style>
    <style:style style:name="P6" style:family="paragraph" style:parent-style-name="Subtitle">
      <style:text-properties officeooo:rsid="001b40e2" officeooo:paragraph-rsid="001b40e2"/>
    </style:style>
    <style:style style:name="P7" style:family="paragraph" style:parent-style-name="Subtitle">
      <style:text-properties fo:font-size="22pt" fo:font-style="italic" officeooo:rsid="001b40e2" officeooo:paragraph-rsid="001b40e2" style:font-size-asian="22pt" style:font-style-asian="italic" style:font-size-complex="22pt" style:font-style-complex="italic"/>
    </style:style>
    <style:style style:name="P8" style:family="paragraph" style:parent-style-name="Title">
      <style:text-properties officeooo:rsid="001b40e2" officeooo:paragraph-rsid="001b40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>MUMT-605 Final Project Report</text:p>
      <text:p text:style-name="P7">PSOLA Investigation</text:p>
      <text:p text:style-name="P6">David “Graham” Smith</text:p>
      <text:p text:style-name="P6">12/14/2021</text:p>
      <text:h text:style-name="P5" text:outline-level="1">Issues to talk about</text:h>
      <text:p text:style-name="P1">Determining which F0 estimate algorithm to use</text:p>
      <text:p text:style-name="P1">How to determine which fundamental frequency estimate to use for overlapping analysis frames</text:p>
      <text:p text:style-name="P1">Handling unvoiced segments</text:p>
      <text:p text:style-name="P1">Finding solid information and implementations</text:p>
      <text:p text:style-name="P2">Issues of pitch correction in equally tempered tuning systems (as well as others)</text:p>
      <text:p text:style-name="P3">How do you objectively verify this anyways?</text:p>
      <text:p text:style-name="P4">What parameter ranges would for what sounds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1:44:18.927000000</meta:creation-date>
    <dc:date>2021-12-14T19:16:46.838000000</dc:date>
    <meta:editing-duration>PT11H7M3S</meta:editing-duration>
    <meta:editing-cycles>6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2" meta:word-count="69" meta:character-count="475" meta:non-whitespace-character-count="418"/>
  </office:meta>
</office:document-meta>
</file>